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79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1d41a"/>
      <style:text-properties fo:color="#000000" fo:font-size="15pt" fo:font-weight="normal" style:font-size-asian="15pt" style:font-weight-asian="normal" style:font-size-complex="15pt" style:font-weight-complex="normal"/>
    </style:style>
    <style:style style:name="ce4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6381" table:default-cell-style-name="ce2"/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orked on issues during APACS to APACSVNA migration steps, including errors like inability to switch protocol from DICOM to HTTP, internal server errors, and connection failures during retrie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orked on Apacs to APACSVNA migration steps. issue: Not able to view dicom images using ui page (404 error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Worked on Apacs to APACSVNA migration steps. issue: Not able to view dicom images using ui page (404 error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uccessfully configured APACSVNA to retrieve DICOM images from APACS and display them on the APACSVNA UI page. I can now view all DICOM images individually.Successfully queried DICOM images(retrieved from APACS) using Falcon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ied to view images in falcon without retrieving manually from APACS. Configured Falcon with APACSVNA to view dicom images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NOV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ied to view images in falcon without retrieving manually from APACS. But I am not able to view dicom images in Falcon without retrieving APACS images. <text:s/>I am working on it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ed to view images in falcon without retrieving manually from APACS. But I am not able to view dicom images in Falcon without retrieving APACS images. <text:s/>I am working on it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ied to view images in falcon without retrieving manually from APACS. But I am not able to view dicom images in Falcon without retrieving APACS images. <text:s/>I am working on it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Installed APACS license. Then APACS is installed. Attempts to send images to APACS were unsuccessful due to unexpected errors and a "connection refused" error. Additionally, some issues were encountered while starting the APACS system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ied APACS installation using new ssclic.jar and completed it, test it by send image against it. Also tried installation using a different version of apacs installer jar file. Placed an order in his and send an dicom image against it. Had some errors in APACS Log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laced an order in his and send an dicom image against it. Tried to solve yesterday's apacs and mirth connection error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laced an order in his and send an dicom image against it. Completed all steps to hl7_mwl_configuration_apacs.docx steps regarding yesterday's issues. I am working on that issue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laced an order in his and send an dicom image against it. Worked on previous issues. Refressed java fundamental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stalled mysql 5.7.35 successfully. Working on MySQL Version Upgrade for PACS Database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orking on MySQL Version Upgrade for PACS Database. Tried to delete entries at study, series and instance level. But failed to some error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orking on MySQL Version Upgrade for PACS Database. Tried to delete entries at study, series and instance level. But failed to some error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orking on MySQL Version Upgrade for PACS Database. Tried to delete entries at study, series and instance level. Tried different mysql java connector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orked on MySQL Version Upgrade for PACS Database. <text:s/>I am able to run apacs without any error when mysql-connector-java-5.1.4 is used. Tested apacs by sending and deleted imag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Faced issue with connecting to my old mysql server(where my most databases exists). The issue get resolved when some memory space in /DB/ is released. Tested APACSVNA.</text:p>
            <text:p>Tested apacs by sending and deleted image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stalled a new APACSVNA, Done Accessing External Archive and tried to connected it with my apacs. Tested apacsvna by sending and deleted image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ttempted to run APACS with a different MySQL connector (mysql-connector-java-5.1.25), which is used in the HIS of DMH. Faced issues like error in extracting generated keys, TransactionRolledbackLocalException in method: Java InvocationTargetException. Worked on troubleshooting and resolving these error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ttempted to run APACS using mysql-connector-java-5.1.25, which is used in the HIS of DMH. Faced issues like error in extracting generated keys, TransactionRolledbackLocalException in method: Java InvocationTargetException. Worked on troubleshooting and resolving these error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ttempted to run APACS using mysql-connector-java-5.1.25 and mysql-connector-java-5.1.4. Tried to resolve errors.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4" office:value-type="string" calcext:value-type="string">
            <text:p>APACS to APACSVNA Migration</text:p>
            <text:p>Resolved migration issues like protocol switching errors (DICOM to HTTP) and 404 errors for image retrieval.</text:p>
            <text:p>Successfully configured APACSVNA to retrieve and display DICOM images from APACS.</text:p>
            <text:p>Integrated Falcon with APACSVNA for querying images; ongoing work to enable direct image viewing without manual retrieval.</text:p>
            <text:p>APACS Installation &amp; Troubleshooting</text:p>
            <text:p>Installed APACS and resolved image transfer and connection issues.</text:p>
            <text:p>Configured HL7 MWL and fixed Mirth connection errors.</text:p>
            <text:p>Debugged APACS logs and refreshed Java fundamentals to address setup problems.</text:p>
            <text:p>MySQL Upgrade &amp; Testing</text:p>
            <text:p>Upgraded to MySQL 5.7.35, resolving errors during database entry deletions.</text:p>
            <text:p>Tested MySQL connectors (5.1.4, 5.1.25) for APACS compatibility; fixed database memory issues.</text:p>
            <text:p>Validated system by transferring and deleting DICOM images.</text:p>
            <text:p>APACSVNA Integration</text:p>
            <text:p>Installed and configured APACSVNA with external archives.</text:p>
            <text:p>Tested APACSVNA and resolved errors with MySQL connectors (e.g., TransactionRolledbackLocalException).</text:p>
          </table:table-cell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2:07:36.952944727</meta:creation-date>
    <dc:date>2025-01-24T17:04:48.703030792</dc:date>
    <meta:editing-duration>P2DT1H55M27S</meta:editing-duration>
    <meta:editing-cycles>5</meta:editing-cycles>
    <meta:generator>LibreOffice/24.2.6.2$Linux_X86_64 LibreOffice_project/420$Build-2</meta:generator>
    <meta:document-statistic meta:table-count="1" meta:cell-count="56" meta:object-count="0"/>
  </office:meta>
</office:document-meta>
</file>